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945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2.3693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1.5862in"/>
    </style:style>
    <style:style style:name="co9" style:family="table-column">
      <style:table-column-properties fo:break-before="auto" style:column-width="0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Instanci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GR1Test10</text:p>
          </table:table-cell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fsp/Blocking/ControllableFSPs/GR1Test10.lts</text:p>
          </table:table-cell>
        </table:table-row>
        <table:table-row table:style-name="ro2">
          <table:table-cell office:value-type="string" calcext:value-type="string">
            <text:p>Codigo:</text:p>
          </table:table-cell>
          <table:table-cell table:style-name="ce1" office:value-type="string" calcext:value-type="string">
            <text:p>Ejemplo = A0, A0 = (a -&gt; A1| c -&gt; A2), A1 = (b -&gt; A0), A2 = (d -&gt; A0). <text:s/>||Plant = Ejemplo. set All = {a, c, d, b} fluent F1 = &lt;b,All\{b}&gt; fluent F2 = &lt;d,All\{d}&gt; assert S1 = F1 assert S2 = F2 controllerSpec Goal = { <text:s text:c="8"/>liveness = {S1,S2} <text:s text:c="8"/>controllable = {a,c} } <text:s/>heuristic ||DirectedController = Plant~{Goal}. <text:s/>assert Check = ([]&lt;&gt;S1 &amp;&amp; []&lt;&gt;S2) <text:s/>||Sys = (DirectedController || Plant).</text:p>
          </table:table-cell>
        </table:table-row>
        <table:table-row table:style-name="ro1">
          <table:table-cell office:value-type="string" calcext:value-type="string">
            <text:p>esControlable</text:p>
          </table:table-cell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LTS</text:p>
          </table:table-cell>
        </table:table-row>
      </table:table>
      <table:table table:name="DC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5"/>
        <table:table-row table:style-name="ro1">
          <table:table-cell table:style-name="ce3" office:value-type="string" calcext:value-type="string">
            <text:p>Iteracion</text:p>
          </table:table-cell>
          <table:table-cell table:style-name="ce3" office:value-type="string" calcext:value-type="string">
            <text:p>Exploracion Parcial</text:p>
          </table:table-cell>
          <table:table-cell table:style-name="ce3" office:value-type="string" calcext:value-type="string">
            <text:p># Transiciones Expandidas</text:p>
          </table:table-cell>
          <table:table-cell table:style-name="ce3" office:value-type="string" calcext:value-type="string">
            <text:p>Estados Expandidos</text:p>
          </table:table-cell>
          <table:table-cell table:style-name="ce3" office:value-type="string" calcext:value-type="string">
            <text:p>Transiciones en la frontera</text:p>
          </table:table-cell>
          <table:table-cell table:style-name="ce3" office:value-type="string" calcext:value-type="string">
            <text:p>Open Queue</text:p>
          </table:table-cell>
          <table:table-cell table:style-name="ce3" office:value-type="string" calcext:value-type="string">
            <text:p>Transicion a expandir</text:p>
          </table:table-cell>
          <table:table-cell table:style-name="ce3" office:value-type="string" calcext:value-type="string">
            <text:p>isFinish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lt;imagen&gt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[0, 0, 0] | a, [0, 0, 0] | c]</text:p>
          </table:table-cell>
          <table:table-cell office:value-type="string" calcext:value-type="string">
            <text:p>[[0, 0, 0]]</text:p>
          </table:table-cell>
          <table:table-cell office:value-type="string" calcext:value-type="string">
            <text:p>[0, 0, 0] | 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lt;imagen&gt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0, 0, 0] | c, [2, 0, 0] | b]</text:p>
          </table:table-cell>
          <table:table-cell office:value-type="string" calcext:value-type="string">
            <text:p>[[2, 0, 0], [0, 0, 0]]</text:p>
          </table:table-cell>
          <table:table-cell office:value-type="string" calcext:value-type="string">
            <text:p>[2, 0, 0] | b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imagen&gt;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[0, 0, 0] | c, [0, 1, 0] | a, [0, 1, 0] | c]</text:p>
          </table:table-cell>
          <table:table-cell office:value-type="string" calcext:value-type="string">
            <text:p>[[0, 1, 0], [0, 0, 0]]</text:p>
          </table:table-cell>
          <table:table-cell office:value-type="string" calcext:value-type="string">
            <text:p>[0, 1, 0] | 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lt;imagen&gt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[0, 0, 0] | c, [0, 1, 0] | c]</text:p>
          </table:table-cell>
          <table:table-cell office:value-type="string" calcext:value-type="string">
            <text:p>[[0, 0, 0], [0, 1, 0]]</text:p>
          </table:table-cell>
          <table:table-cell office:value-type="string" calcext:value-type="string">
            <text:p>[0, 0, 0] | 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lt;imagen&gt;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0, 1, 0] | c, [1, 0, 0] | d]</text:p>
          </table:table-cell>
          <table:table-cell office:value-type="string" calcext:value-type="string">
            <text:p>[[0, 1, 0], [1, 0, 0]]</text:p>
          </table:table-cell>
          <table:table-cell office:value-type="string" calcext:value-type="string">
            <text:p>[0, 1, 0] | c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lt;imagen&gt;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1, 0, 0] | d]</text:p>
          </table:table-cell>
          <table:table-cell office:value-type="string" calcext:value-type="string">
            <text:p>[[1, 0, 0]]</text:p>
          </table:table-cell>
          <table:table-cell office:value-type="string" calcext:value-type="string">
            <text:p>[1, 0, 0] | 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lt;imagen&gt;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0, 0, 1] | a, [0, 0, 1] | c]</text:p>
          </table:table-cell>
          <table:table-cell office:value-type="string" calcext:value-type="string">
            <text:p>[[0, 0, 1]]</text:p>
          </table:table-cell>
          <table:table-cell office:value-type="string" calcext:value-type="string">
            <text:p>[0, 0, 1] | 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lt;imagen&gt;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[0, 0, 1] | c]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-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30T12:24:43.393000000</dc:date>
    <meta:editing-duration>PT57M54S</meta:editing-duration>
    <meta:editing-cycles>6</meta:editing-cycles>
    <meta:generator>LibreOffice/7.4.3.2$Windows_X86_64 LibreOffice_project/1048a8393ae2eeec98dff31b5c133c5f1d08b890</meta:generator>
    <meta:document-statistic meta:table-count="2" meta:cell-count="82" meta:object-count="0"/>
  </office:meta>
</office:document-meta>
</file>